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nv Upda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ilter Freq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table:style-name="ce1" office:value-type="string" calcext:value-type="string">
            <text:p>Ts</text:p>
          </table:table-cell>
          <table:table-cell table:style-name="ce1" table:formula="of:= 1000 / [.C4]" office:value-type="float" office:value="10" calcext:value-type="float">
            <text:p>10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Env Frequency</text:p>
          </table:table-cell>
          <table:table-cell table:style-name="ce1" table:formula="of:= 1000 / [.F4]" office:value-type="float" office:value="10" calcext:value-type="float">
            <text:p>10</text:p>
          </table:table-cell>
          <table:table-cell table:style-name="ce1" office:value-type="string" calcext:value-type="string">
            <text:p>Hz</text:p>
          </table:table-cell>
          <table:table-cell office:value-type="string" calcext:value-type="string">
            <text:p>Filter Res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# Periods</text:p>
          </table:table-cell>
          <table:table-cell table:style-name="ce1" table:formula="of:= [.F4] / [.C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nv Frequency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te Period</text:p>
          </table:table-cell>
          <table:table-cell table:style-name="ce1" table:formula="of:= 1000 / [.C8]" office:value-type="float" office:value="20" calcext:value-type="float">
            <text:p>20</text:p>
          </table:table-cell>
          <table:table-cell table:style-name="ce1" office:value-type="string" calcext:value-type="string">
            <text:p>m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# sample periods</text:p>
          </table:table-cell>
          <table:table-cell table:style-name="ce1" table:formula="of:= [.C9] / [.C5]" office:value-type="float" office:value="2" calcext:value-type="float">
            <text:p>2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num phases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vg period per phase</text:p>
          </table:table-cell>
          <table:table-cell table:style-name="ce1" table:formula="of:= [.C9] / [.C11]" office:value-type="float" office:value="5" calcext:value-type="float">
            <text:p>5</text:p>
          </table:table-cell>
          <table:table-cell table:style-name="ce1" office:value-type="string" calcext:value-type="string">
            <text:p>m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mple way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uty cycle</text:p>
          </table:table-cell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hase0 period</text:p>
          </table:table-cell>
          <table:table-cell table:formula="of:= [.C15] * [.C12]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hase1 period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hase 2 perio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ase 3 period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ini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note sel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env filt cal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trigg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rot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synthesize 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LF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Noise embedde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00/00/0000</text:date>, <text:time style:data-style-name="N2" text:time-value="20:45:33.9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20:47:33.299000000</meta:creation-date>
    <meta:editing-duration>PT2M33S</meta:editing-duration>
    <meta:editing-cycles>2</meta:editing-cycles>
    <meta:generator>LibreOffice/5.3.1.2$Windows_x86 LibreOffice_project/e80a0e0fd1875e1696614d24c32df0f95f03deb2</meta:generator>
    <dc:date>2021-02-18T20:48:07.384000000</dc:date>
    <meta:document-statistic meta:table-count="1" meta:cell-count="58" meta:object-count="0"/>
  </office:meta>
</office:document-meta>
</file>